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0.85pt" svg:y="2.83pt">
            <loext:p/>
            <draw:object draw:notify-on-update-of-ranges="Sheet1.A1:Sheet1.G1 Sheet1.A2:Sheet1.G2 Sheet1.A3:Sheet1.G3 Sheet1.A4:Sheet1.G4 Sheet1.A5:Sheet1.G5 Sheet1.A6:Sheet1.G6 Sheet1.A7:Sheet1.G7 Sheet1.A8:Sheet1.G8 Sheet1.A9:Sheet1.G9 Sheet1.A10:Sheet1.G10 Sheet1.A11:Sheet1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7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980785280447001" calcext:value-type="float">
            <text:p>0.00980785280447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923879532683006" calcext:value-type="float">
            <text:p>0.00923879532683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831469612676492" calcext:value-type="float">
            <text:p>0.008314696126765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707106781821139" calcext:value-type="float">
            <text:p>0.007071067818211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555570233952353" calcext:value-type="float">
            <text:p>0.005555702339524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382683433608791" calcext:value-type="float">
            <text:p>0.003826834336088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.00195090323556485" calcext:value-type="float">
            <text:p>0.001950903235565</text:p>
          </table:table-cell>
          <table:table-cell table:number-columns-repeated="5"/>
        </table:table-row>
        <table:table-row table:style-name="ro1">
          <table:table-cell table:number-columns-repeated="7" table:style-name="ce1" office:value-type="float" office:value="0.0000000000179489651492081" calcext:value-type="float">
            <text:p>1.79E-11</text:p>
          </table:table-cell>
          <table:table-cell table:style-name="ce1" table:number-columns-repeated="5"/>
        </table:table-row>
        <table:table-row table:style-name="ro1">
          <table:table-cell table:number-columns-repeated="7" table:style-name="ce1" office:value-type="float" office:value="0.0000000000179489651492081" calcext:value-type="float">
            <text:p>1.79E-11</text:p>
          </table:table-cell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1:44:52.365574966</meta:creation-date>
    <dc:date>2018-01-22T13:33:34.276220900</dc:date>
    <meta:editing-duration>P5DT15H38M31S</meta:editing-duration>
    <meta:editing-cycles>1</meta:editing-cycles>
    <meta:document-statistic meta:table-count="1" meta:cell-count="77" meta:object-count="1"/>
    <meta:generator>LibreOffice/5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07cm" svg:y="1.711cm" style:legend-expansion="high" chart:style-name="ch2"/>
        <chart:plot-area chart:style-name="ch3" table:cell-range-address="Sheet1.A1:Sheet1.G11" svg:x="0.32cm" svg:y="0.18cm" svg:width="13.467cm" svg:height="8.64cm">
          <chartooo:coordinate-region svg:x="1.418cm" svg:y="0.379cm" svg:width="12.27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G1" chart:class="chart:line">
            <chart:data-point chart:repeated="7"/>
          </chart:series>
          <chart:series chart:style-name="ch7" chart:values-cell-range-address="Sheet1.A2:Sheet1.G2" chart:class="chart:line">
            <chart:data-point chart:repeated="7"/>
          </chart:series>
          <chart:series chart:style-name="ch8" chart:values-cell-range-address="Sheet1.A3:Sheet1.G3" chart:class="chart:line">
            <chart:data-point chart:repeated="7"/>
          </chart:series>
          <chart:series chart:style-name="ch9" chart:values-cell-range-address="Sheet1.A4:Sheet1.G4" chart:class="chart:line">
            <chart:data-point chart:repeated="7"/>
          </chart:series>
          <chart:series chart:style-name="ch10" chart:values-cell-range-address="Sheet1.A5:Sheet1.G5" chart:class="chart:line">
            <chart:data-point chart:repeated="7"/>
          </chart:series>
          <chart:series chart:style-name="ch11" chart:values-cell-range-address="Sheet1.A6:Sheet1.G6" chart:class="chart:line">
            <chart:data-point chart:repeated="7"/>
          </chart:series>
          <chart:series chart:style-name="ch12" chart:values-cell-range-address="Sheet1.A7:Sheet1.G7" chart:class="chart:line">
            <chart:data-point chart:repeated="7"/>
          </chart:series>
          <chart:series chart:style-name="ch13" chart:values-cell-range-address="Sheet1.A8:Sheet1.G8" chart:class="chart:line">
            <chart:data-point chart:repeated="7"/>
          </chart:series>
          <chart:series chart:style-name="ch14" chart:values-cell-range-address="Sheet1.A9:Sheet1.G9" chart:class="chart:line">
            <chart:data-point chart:repeated="7"/>
          </chart:series>
          <chart:series chart:style-name="ch15" chart:values-cell-range-address="Sheet1.A10:Sheet1.G10" chart:class="chart:line">
            <chart:data-point chart:repeated="7"/>
          </chart:series>
          <chart:series chart:style-name="ch16" chart:values-cell-range-address="Sheet1.A11:Sheet1.G1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1">
                <text:p>0.01</text:p>
                <draw:g>
                  <svg:desc>Sheet1.A1:Sheet1.G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1">
                <text:p>0.01</text:p>
                <draw:g>
                  <svg:desc>Sheet1.A2:Sheet1.G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980785280447001">
                <text:p>0.00980785280447001</text:p>
                <draw:g>
                  <svg:desc>Sheet1.A3:Sheet1.G3</svg:desc>
                </draw:g>
              </table:table-cell>
              <table:table-cell office:value-type="float" office:value="0.00980785280447001">
                <text:p>0.00980785280447001</text:p>
              </table:table-cell>
              <table:table-cell office:value-type="float" office:value="0.00980785280447001">
                <text:p>0.00980785280447001</text:p>
              </table:table-cell>
              <table:table-cell office:value-type="float" office:value="0.00980785280447001">
                <text:p>0.00980785280447001</text:p>
              </table:table-cell>
              <table:table-cell office:value-type="float" office:value="0.00980785280447001">
                <text:p>0.00980785280447001</text:p>
              </table:table-cell>
              <table:table-cell office:value-type="float" office:value="0.00980785280447001">
                <text:p>0.00980785280447001</text:p>
              </table:table-cell>
              <table:table-cell office:value-type="float" office:value="0.00980785280447001">
                <text:p>0.0098078528044700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923879532683006">
                <text:p>0.00923879532683006</text:p>
                <draw:g>
                  <svg:desc>Sheet1.A4:Sheet1.G4</svg:desc>
                </draw:g>
              </table:table-cell>
              <table:table-cell office:value-type="float" office:value="0.00923879532683006">
                <text:p>0.00923879532683006</text:p>
              </table:table-cell>
              <table:table-cell office:value-type="float" office:value="0.00923879532683006">
                <text:p>0.00923879532683006</text:p>
              </table:table-cell>
              <table:table-cell office:value-type="float" office:value="0.00923879532683006">
                <text:p>0.00923879532683006</text:p>
              </table:table-cell>
              <table:table-cell office:value-type="float" office:value="0.00923879532683006">
                <text:p>0.00923879532683006</text:p>
              </table:table-cell>
              <table:table-cell office:value-type="float" office:value="0.00923879532683006">
                <text:p>0.00923879532683006</text:p>
              </table:table-cell>
              <table:table-cell office:value-type="float" office:value="0.00923879532683006">
                <text:p>0.0092387953268300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831469612676492">
                <text:p>0.00831469612676492</text:p>
                <draw:g>
                  <svg:desc>Sheet1.A5:Sheet1.G5</svg:desc>
                </draw:g>
              </table:table-cell>
              <table:table-cell office:value-type="float" office:value="0.00831469612676492">
                <text:p>0.00831469612676492</text:p>
              </table:table-cell>
              <table:table-cell office:value-type="float" office:value="0.00831469612676492">
                <text:p>0.00831469612676492</text:p>
              </table:table-cell>
              <table:table-cell office:value-type="float" office:value="0.00831469612676492">
                <text:p>0.00831469612676492</text:p>
              </table:table-cell>
              <table:table-cell office:value-type="float" office:value="0.00831469612676492">
                <text:p>0.00831469612676492</text:p>
              </table:table-cell>
              <table:table-cell office:value-type="float" office:value="0.00831469612676492">
                <text:p>0.00831469612676492</text:p>
              </table:table-cell>
              <table:table-cell office:value-type="float" office:value="0.00831469612676492">
                <text:p>0.0083146961267649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707106781821139">
                <text:p>0.00707106781821139</text:p>
                <draw:g>
                  <svg:desc>Sheet1.A6:Sheet1.G6</svg:desc>
                </draw:g>
              </table:table-cell>
              <table:table-cell office:value-type="float" office:value="0.00707106781821139">
                <text:p>0.00707106781821139</text:p>
              </table:table-cell>
              <table:table-cell office:value-type="float" office:value="0.00707106781821139">
                <text:p>0.00707106781821139</text:p>
              </table:table-cell>
              <table:table-cell office:value-type="float" office:value="0.00707106781821139">
                <text:p>0.00707106781821139</text:p>
              </table:table-cell>
              <table:table-cell office:value-type="float" office:value="0.00707106781821139">
                <text:p>0.00707106781821139</text:p>
              </table:table-cell>
              <table:table-cell office:value-type="float" office:value="0.00707106781821139">
                <text:p>0.00707106781821139</text:p>
              </table:table-cell>
              <table:table-cell office:value-type="float" office:value="0.00707106781821139">
                <text:p>0.0070710678182113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555570233952353">
                <text:p>0.00555570233952353</text:p>
                <draw:g>
                  <svg:desc>Sheet1.A7:Sheet1.G7</svg:desc>
                </draw:g>
              </table:table-cell>
              <table:table-cell office:value-type="float" office:value="0.00555570233952353">
                <text:p>0.00555570233952353</text:p>
              </table:table-cell>
              <table:table-cell office:value-type="float" office:value="0.00555570233952353">
                <text:p>0.00555570233952353</text:p>
              </table:table-cell>
              <table:table-cell office:value-type="float" office:value="0.00555570233952353">
                <text:p>0.00555570233952353</text:p>
              </table:table-cell>
              <table:table-cell office:value-type="float" office:value="0.00555570233952353">
                <text:p>0.00555570233952353</text:p>
              </table:table-cell>
              <table:table-cell office:value-type="float" office:value="0.00555570233952353">
                <text:p>0.00555570233952353</text:p>
              </table:table-cell>
              <table:table-cell office:value-type="float" office:value="0.00555570233952353">
                <text:p>0.0055557023395235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382683433608791">
                <text:p>0.00382683433608791</text:p>
                <draw:g>
                  <svg:desc>Sheet1.A8:Sheet1.G8</svg:desc>
                </draw:g>
              </table:table-cell>
              <table:table-cell office:value-type="float" office:value="0.00382683433608791">
                <text:p>0.00382683433608791</text:p>
              </table:table-cell>
              <table:table-cell office:value-type="float" office:value="0.00382683433608791">
                <text:p>0.00382683433608791</text:p>
              </table:table-cell>
              <table:table-cell office:value-type="float" office:value="0.00382683433608791">
                <text:p>0.00382683433608791</text:p>
              </table:table-cell>
              <table:table-cell office:value-type="float" office:value="0.00382683433608791">
                <text:p>0.00382683433608791</text:p>
              </table:table-cell>
              <table:table-cell office:value-type="float" office:value="0.00382683433608791">
                <text:p>0.00382683433608791</text:p>
              </table:table-cell>
              <table:table-cell office:value-type="float" office:value="0.00382683433608791">
                <text:p>0.0038268343360879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195090323556485">
                <text:p>0.00195090323556485</text:p>
                <draw:g>
                  <svg:desc>Sheet1.A9:Sheet1.G9</svg:desc>
                </draw:g>
              </table:table-cell>
              <table:table-cell office:value-type="float" office:value="0.00195090323556485">
                <text:p>0.00195090323556485</text:p>
              </table:table-cell>
              <table:table-cell office:value-type="float" office:value="0.00195090323556485">
                <text:p>0.00195090323556485</text:p>
              </table:table-cell>
              <table:table-cell office:value-type="float" office:value="0.00195090323556485">
                <text:p>0.00195090323556485</text:p>
              </table:table-cell>
              <table:table-cell office:value-type="float" office:value="0.00195090323556485">
                <text:p>0.00195090323556485</text:p>
              </table:table-cell>
              <table:table-cell office:value-type="float" office:value="0.00195090323556485">
                <text:p>0.00195090323556485</text:p>
              </table:table-cell>
              <table:table-cell office:value-type="float" office:value="0.00195090323556485">
                <text:p>0.0019509032355648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00000000179489651492081">
                <text:p>0.0000000000179489651492081</text:p>
                <draw:g>
                  <svg:desc>Sheet1.A10:Sheet1.G10</svg:desc>
                </draw:g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00000000179489651492081">
                <text:p>0.0000000000179489651492081</text:p>
                <draw:g>
                  <svg:desc>Sheet1.A11:Sheet1.G11</svg:desc>
                </draw:g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  <table:table-cell office:value-type="float" office:value="0.0000000000179489651492081">
                <text:p>0.0000000000179489651492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